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277000000A7A5058804FBFF6AD4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s" fo:country="MX" officeooo:rsid="00074cb1" officeooo:paragraph-rsid="00074cb1"/>
    </style:style>
    <style:style style:name="P2" style:family="paragraph" style:parent-style-name="Standard">
      <style:paragraph-properties fo:text-align="end" style:justify-single-word="false"/>
      <style:text-properties officeooo:paragraph-rsid="00074cb1"/>
    </style:style>
    <style:style style:name="P3" style:family="paragraph" style:parent-style-name="Standard">
      <style:paragraph-properties fo:text-align="end" style:justify-single-word="false"/>
      <style:text-properties fo:font-weight="bold" officeooo:paragraph-rsid="00074cb1" style:font-weight-asian="bold" style:font-weight-complex="bold"/>
    </style:style>
    <style:style style:name="P4" style:family="paragraph" style:parent-style-name="Standard">
      <style:text-properties fo:language="es" fo:country="VE"/>
    </style:style>
    <style:style style:name="P5" style:family="paragraph" style:parent-style-name="Standard">
      <style:text-properties fo:language="es" fo:country="VE" fo:font-weight="bold" officeooo:rsid="0018d181" officeooo:paragraph-rsid="0018d181" style:font-weight-asian="bold" style:font-weight-complex="bold"/>
    </style:style>
    <style:style style:name="P6" style:family="paragraph" style:parent-style-name="Standard">
      <style:text-properties fo:font-size="14pt" fo:language="es" fo:country="VE" fo:font-weight="bold" officeooo:rsid="00082c71" officeooo:paragraph-rsid="00082c71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  <style:text-properties fo:font-weight="bold" officeooo:rsid="00074cb1" officeooo:paragraph-rsid="00074cb1" style:font-weight-asian="bold" style:font-weight-complex="bold"/>
    </style:style>
    <style:style style:name="P8" style:family="paragraph" style:parent-style-name="Standard">
      <style:text-properties fo:language="es" fo:country="VE" fo:font-weight="bold" officeooo:rsid="0018d181" officeooo:paragraph-rsid="0018d181" style:font-weight-asian="bold" style:font-weight-complex="bold"/>
    </style:style>
    <style:style style:name="P9" style:family="paragraph" style:parent-style-name="Standard">
      <style:text-properties fo:language="es" fo:country="VE" fo:font-weight="bold" officeooo:rsid="0018d181" officeooo:paragraph-rsid="0023bd83" style:font-weight-asian="bold" style:font-weight-complex="bold"/>
    </style:style>
    <style:style style:name="P10" style:family="paragraph" style:parent-style-name="Standard">
      <style:text-properties officeooo:paragraph-rsid="0023bd83"/>
    </style:style>
    <style:style style:name="P11" style:family="paragraph" style:parent-style-name="Standard" style:list-style-name="L2">
      <style:text-properties officeooo:paragraph-rsid="0023bd83"/>
    </style:style>
    <style:style style:name="P12" style:family="paragraph" style:parent-style-name="Standard" style:list-style-name="L2">
      <style:text-properties officeooo:paragraph-rsid="00241404"/>
    </style:style>
    <style:style style:name="P13" style:family="paragraph" style:parent-style-name="Standard" style:list-style-name="L2">
      <style:text-properties officeooo:rsid="00241404" officeooo:paragraph-rsid="00241404"/>
    </style:style>
    <style:style style:name="T1" style:family="text">
      <style:text-properties fo:language="es" fo:country="MX" officeooo:rsid="000907bd"/>
    </style:style>
    <style:style style:name="T2" style:family="text">
      <style:text-properties fo:language="es" fo:country="MX" officeooo:rsid="00074cb1"/>
    </style:style>
    <style:style style:name="T3" style:family="text">
      <style:text-properties fo:language="es" fo:country="MX" officeooo:rsid="00082c71"/>
    </style:style>
    <style:style style:name="T4" style:family="text">
      <style:text-properties fo:language="es" fo:country="MX" officeooo:rsid="0023bd83"/>
    </style:style>
    <style:style style:name="T5" style:family="text">
      <style:text-properties fo:language="es" fo:country="VE" fo:font-weight="normal" style:font-weight-asian="normal" style:font-weight-complex="normal"/>
    </style:style>
    <style:style style:name="T6" style:family="text">
      <style:text-properties fo:language="es" fo:country="VE" fo:font-weight="normal" officeooo:rsid="0023bd83" style:font-weight-asian="normal" style:font-weight-complex="normal"/>
    </style:style>
    <style:style style:name="T7" style:family="text">
      <style:text-properties fo:language="es" fo:country="VE" fo:font-weight="normal" officeooo:rsid="00241404" style:font-weight-asian="normal" style:font-weight-complex="normal"/>
    </style:style>
    <style:style style:name="T8" style:family="text">
      <style:text-properties fo:font-weight="normal" officeooo:rsid="001f8787" style:font-weight-asian="normal" style:font-weight-complex="normal"/>
    </style:style>
    <style:style style:name="T9" style:family="text">
      <style:text-properties fo:font-weight="normal" officeooo:rsid="0023bd83" style:font-weight-asian="normal" style:font-weight-complex="normal"/>
    </style:style>
    <style:style style:name="T10" style:family="text">
      <style:text-properties officeooo:rsid="00241404"/>
    </style:style>
    <style:style style:name="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2">
          <style:column style:rel-width="4320*" fo:start-indent="0in" fo:end-indent="0in"/>
          <style:column style:rel-width="5652*" fo:start-indent="0in" fo:end-indent="0in"/>
        </style:columns>
        <style:background-image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6">Alumno: Rodrigo Serrano</text:p>
      <text:p text:style-name="P5"><text:span text:style-name="T8"/></text:p>
      <text:p text:style-name="P10"><text:span text:style-name="T6">Los resultados producto de la aplicación del modelo elaborado en el TP2 son presentados utilizando r/shiny, haciendo uso del tier gratuito del servicio de hosting de shinyapps.io. El reporte consiste en:</text:span></text:p>
      <text:p text:style-name="P10"><text:span text:style-name="T6"/></text:p>
      <text:list xml:id="list4022758511" text:style-name="L2">
        <text:list-item>
          <text:p text:style-name="P11"><text:span text:style-name="T6">2 visualizaciones para el entendimiento del portafolio de vehículos actuales de karvana.</text:span></text:p>
        </text:list-item>
        <text:list-item>
          <text:p text:style-name="P11"><text:span text:style-name="T6">4 visualizaciones para la evaluación del modelo, haciendo énfasis en la variable maker_target </text:span><text:span text:style-name="T7">y Curb Weight. Así como una visual que explica la importancia de los predictores.</text:span></text:p>
        </text:list-item>
        <text:list-item>
          <text:p text:style-name="P13"><text:span text:style-name="T7">4 </text:span><text:span text:style-name="T5">visuales que muestran el total de Unidades, precio promedio, MAE, RMSE</text:span></text:p>
        </text:list-item>
        <text:list-item>
          <text:p text:style-name="P12"><text:span text:style-name="T7">5 Filtros de variables de importancia para el modelo que interactúan con las visuales señaladas en los puntos anteriores</text:span></text:p>
        </text:list-item>
        <text:list-item>
          <text:p text:style-name="P12"><text:span text:style-name="T7">Herramienta interactiva para obtener la predicción del precio de un vehículo permitiendo al usuario ingresar los valores de los predictores</text:span></text:p>
        </text:list-item>
      </text:list>
      <text:p text:style-name="P10"><text:span text:style-name="T6"/></text:p>
      <text:p text:style-name="P5"><text:span text:style-name="T8"/></text:p>
      <text:p text:style-name="P9"><text:span text:style-name="T9">Para acceder a la herramienta de visualización ingresar a </text:span><text:a xlink:type="simple" xlink:href="https://rodserr.shinyapps.io/karvana_dashboard" text:style-name="Internet_20_link" text:visited-style-name="Visited_20_Internet_20_Link"><text:span text:style-name="T9">https://rodserr.shinyapps.io/karvana_dashboard</text:span></text:a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fo:language="es" fo:country="MX" officeooo:rsid="00074cb1" officeooo:paragraph-rsid="00074cb1"/>
    </style:style>
    <style:style style:name="MP2" style:family="paragraph" style:parent-style-name="Standard">
      <style:paragraph-properties fo:text-align="end" style:justify-single-word="false"/>
      <style:text-properties officeooo:paragraph-rsid="00074cb1"/>
    </style:style>
    <style:style style:name="MP3" style:family="paragraph" style:parent-style-name="Standard">
      <style:paragraph-properties fo:text-align="end" style:justify-single-word="false"/>
      <style:text-properties fo:font-weight="bold" officeooo:paragraph-rsid="00074cb1" style:font-weight-asian="bold" style:font-weight-complex="bold"/>
    </style:style>
    <style:style style:name="MP4" style:family="paragraph" style:parent-style-name="Header">
      <style:paragraph-properties fo:text-align="end" style:justify-single-word="false"/>
      <style:text-properties fo:font-weight="bold" officeooo:rsid="00074cb1" officeooo:paragraph-rsid="00074cb1" style:font-weight-asian="bold" style:font-weight-complex="bold"/>
    </style:style>
    <style:style style:name="MT1" style:family="text">
      <style:text-properties fo:language="es" fo:country="MX" officeooo:rsid="000907bd"/>
    </style:style>
    <style:style style:name="MT2" style:family="text">
      <style:text-properties fo:language="es" fo:country="MX" officeooo:rsid="00074cb1"/>
    </style:style>
    <style:style style:name="MT3" style:family="text">
      <style:text-properties fo:language="es" fo:country="MX" officeooo:rsid="0023bd83"/>
    </style:style>
    <style:style style:name="MT4" style:family="text">
      <style:text-properties fo:language="es" fo:country="MX" officeooo:rsid="00082c71"/>
    </style:style>
    <style:style style:name="Mfr1" style:family="graphic" style:parent-style-name="Graphics">
      <style:graphic-properties fo:margin-left="0in" fo:margin-right="0in" fo:margin-top="0in" fo:margin-bottom="0in" style:vertical-pos="from-top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fo:background-color="transparent" text:dont-balance-text-columns="false" style:editable="false">
        <style:columns fo:column-count="2">
          <style:column style:rel-width="4320*" fo:start-indent="0in" fo:end-indent="0in"/>
          <style:column style:rel-width="5652*" fo:start-indent="0in" fo:end-indent="0in"/>
        </style:columns>
        <style:background-image/>
      </style:section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section text:style-name="MSect1" text:name="Section1">
          <text:p text:style-name="MP1"><draw:frame draw:style-name="Mfr1" draw:name="Imagen 4" text:anchor-type="as-char" svg:y="-0.5228in" svg:width="2.5618in" svg:height="0.6898in" draw:z-index="0"><draw:image xlink:href="Pictures/1000020100000277000000A7A5058804FBFF6AD4.png" xlink:type="simple" xlink:show="embed" xlink:actuate="onLoad" loext:mime-type="image/png"/></draw:frame></text:p>
          <text:p text:style-name="MP2"/>
          <text:p text:style-name="MP3"><text:span text:style-name="MT1">Trabajo Pr</text:span><text:span text:style-name="MT2">á</text:span><text:span text:style-name="MT1">ctico Nr. </text:span><text:span text:style-name="MT3">3</text:span></text:p>
          <text:p text:style-name="MP3"><text:span text:style-name="MT1">Implementaci</text:span><text:span text:style-name="MT2">ó</text:span><text:span text:style-name="MT1">n de modelos de aprendizaje autom</text:span><text:span text:style-name="MT2">á</text:span><text:span text:style-name="MT1">tico</text:span></text:p>
          <text:p text:style-name="MP4"><text:span text:style-name="MT1">A</text:span><text:span text:style-name="MT4">ñ</text:span><text:span text:style-name="MT1">o 2021</text:span></text:p>
        </text:section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4T14:31:00.468733123</meta:creation-date>
    <dc:date>2021-12-06T15:13:08.400903846</dc:date>
    <meta:editing-duration>PT17M41S</meta:editing-duration>
    <meta:editing-cycles>4</meta:editing-cycles>
    <meta:generator>LibreOffice/6.4.7.2$Linux_X86_64 LibreOffice_project/40$Build-2</meta:generator>
    <meta:document-statistic meta:table-count="0" meta:image-count="1" meta:object-count="0" meta:page-count="1" meta:paragraph-count="12" meta:word-count="151" meta:character-count="1010" meta:non-whitespace-character-count="875"/>
  </office:meta>
</office:document-meta>
</file>